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hitney" svg:font-family="Whitney, 'Helvetica Neue', Helvetica, Arial, sans-serif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fo:margin-left="0in" table:align="left"/>
    </style:style>
    <style:style style:name="Table1.A" style:family="table-column">
      <style:table-column-properties style:column-width="0.8917in"/>
    </style:style>
    <style:style style:name="Table1.B" style:family="table-column">
      <style:table-column-properties style:column-width="2.3021in"/>
    </style:style>
    <style:style style:name="Table1.C" style:family="table-column">
      <style:table-column-properties style:column-width="3.7313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C1" style:family="table-cell">
      <style:table-cell-properties fo:padding="0.0382in" fo:border="0.25pt solid #000000" style:writing-mode="lr-tb"/>
    </style:style>
    <style:style style:name="Table1.2" style:family="table-row">
      <style:table-row-properties style:min-row-height="0.4007in" style:use-optimal-row-height="false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6.925in" fo:margin-left="0in" table:align="left"/>
    </style:style>
    <style:style style:name="Table2.A" style:family="table-column">
      <style:table-column-properties style:column-width="1.7056in"/>
    </style:style>
    <style:style style:name="Table2.B" style:family="table-column">
      <style:table-column-properties style:column-width="2.9111in"/>
    </style:style>
    <style:style style:name="Table2.C" style:family="table-column">
      <style:table-column-properties style:column-width="2.3083in"/>
    </style:style>
    <style:style style:name="Table2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C1" style:family="table-cell">
      <style:table-cell-properties fo:padding="0.0382in" fo:border="0.25pt solid #000000" style:writing-mode="lr-tb"/>
    </style:style>
    <style:style style:name="Table2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5in" fo:margin-left="0in" table:align="left"/>
    </style:style>
    <style:style style:name="Table3.A" style:family="table-column">
      <style:table-column-properties style:column-width="3.4625in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text-properties fo:color="#000000" loext:opacity="100%" style:font-name="Arial" fo:font-size="11pt" fo:font-weight="bold" style:font-size-asian="11pt" style:font-weight-asian="bold" style:font-size-complex="11pt"/>
    </style:style>
    <style:style style:name="P2" style:family="paragraph" style:parent-style-name="Text_20_body">
      <style:text-properties fo:color="#000000" loext:opacity="100%" style:font-name="Times New Roman" fo:font-size="11pt" fo:language="hu" fo:country="HU" style:font-size-asian="11pt" style:font-size-complex="11pt"/>
    </style:style>
    <style:style style:name="P3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" style:family="paragraph" style:parent-style-name="Text_20_body">
      <style:text-properties fo:color="#000000" loext:opacity="100%" style:font-name="Times New Roman" fo:font-size="11pt" fo:language="hu" fo:country="HU" officeooo:paragraph-rsid="0002c2e7" style:font-size-asian="11pt" style:font-size-complex="11pt"/>
    </style:style>
    <style:style style:name="P5" style:family="paragraph" style:parent-style-name="Text_20_body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6" style:family="paragraph" style:parent-style-name="Text_20_body">
      <style:text-properties fo:color="#000000" loext:opacity="100%" style:font-name="Times New Roman" fo:font-size="11pt" fo:language="hu" fo:country="HU" fo:font-weight="normal" officeooo:rsid="0008a648" officeooo:paragraph-rsid="0008a648" style:font-size-asian="11pt" style:font-weight-asian="normal" style:font-size-complex="11pt" style:font-weight-complex="normal"/>
    </style:style>
    <style:style style:name="P7" style:family="paragraph" style:parent-style-name="Text_20_body">
      <style:text-properties fo:color="#000000" loext:opacity="100%" style:font-name="Times New Roman" fo:font-size="18pt" fo:language="hu" fo:country="HU" fo:font-weight="bold" style:font-size-asian="18pt" style:font-weight-asian="bold" style:font-size-complex="18pt" style:font-weight-complex="bold"/>
    </style:style>
    <style:style style:name="P8" style:family="paragraph" style:parent-style-name="Text_20_body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P9" style:family="paragraph" style:parent-style-name="Text_20_body">
      <style:paragraph-properties>
        <style:tab-stops>
          <style:tab-stop style:position="1.0835in"/>
        </style:tab-stops>
      </style:paragraph-properties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10" style:family="paragraph" style:parent-style-name="Text_20_body">
      <style:text-properties fo:font-size="11pt" style:font-size-asian="11pt" style:font-size-complex="11pt"/>
    </style:style>
    <style:style style:name="P11" style:family="paragraph" style:parent-style-name="Text_20_body">
      <style:text-properties fo:font-size="11pt" fo:language="hu" fo:country="HU" style:font-size-asian="11pt" style:font-size-complex="11pt"/>
    </style:style>
    <style:style style:name="P12" style:family="paragraph" style:parent-style-name="Text_20_body">
      <style:text-properties fo:language="hu" fo:country="HU"/>
    </style:style>
    <style:style style:name="P13" style:family="paragraph" style:parent-style-name="Text_20_body">
      <style:text-properties fo:font-size="13pt" fo:language="hu" fo:country="HU" style:font-size-asian="13pt" style:font-size-complex="13pt"/>
    </style:style>
    <style:style style:name="P14" style:family="paragraph" style:parent-style-name="Text_20_body">
      <style:paragraph-properties>
        <style:tab-stops>
          <style:tab-stop style:position="1.0835in"/>
        </style:tab-stops>
      </style:paragraph-properties>
    </style:style>
    <style:style style:name="P15" style:family="paragraph" style:parent-style-name="Standard">
      <style:text-properties fo:color="#000000" loext:opacity="100%" style:font-name="Times New Roman" fo:font-size="11pt" fo:language="hu" fo:country="HU" style:font-size-asian="11pt" style:font-size-complex="11pt"/>
    </style:style>
    <style:style style:name="P16" style:family="paragraph" style:parent-style-name="Standard">
      <style:paragraph-properties fo:line-height="115%"/>
      <style:text-properties fo:color="#000000" loext:opacity="100%" style:font-name="Times New Roman" fo:font-size="11pt" fo:language="hu" fo:country="HU" style:font-size-asian="11pt" style:font-size-complex="11pt"/>
    </style:style>
    <style:style style:name="P17" style:family="paragraph" style:parent-style-name="Standard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000000" loext:opacity="100%" style:font-name="Times New Roman" fo:font-size="11pt" fo:language="hu" fo:country="HU" fo:font-style="italic" style:font-size-asian="11pt" style:font-style-asian="italic" style:font-size-complex="11pt" style:font-style-complex="italic"/>
    </style:style>
    <style:style style:name="P19" style:family="paragraph" style:parent-style-name="Standard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20" style:family="paragraph" style:parent-style-name="Standard">
      <style:paragraph-properties fo:line-height="115%"/>
      <style:text-properties fo:color="#000000" loext:opacity="100%" style:font-name="Times New Roman" fo:language="hu" fo:country="HU"/>
    </style:style>
    <style:style style:name="P21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  <style:text-properties fo:color="#000000" loext:opacity="100%" style:font-name="Times New Roman" fo:language="hu" fo:country="HU"/>
    </style:style>
    <style:style style:name="P22" style:family="paragraph" style:parent-style-name="Standard">
      <style:paragraph-properties fo:line-height="115%"/>
    </style:style>
    <style:style style:name="P23" style:family="paragraph" style:parent-style-name="Standard">
      <style:paragraph-properties fo:line-height="115%">
        <style:tab-stops>
          <style:tab-stop style:position="0.4925in"/>
          <style:tab-stop style:position="1.0835in"/>
        </style:tab-stops>
      </style:paragraph-properties>
    </style:style>
    <style:style style:name="P24" style:family="paragraph" style:parent-style-name="Table_20_Contents">
      <style:text-properties fo:font-size="11pt" fo:language="hu" fo:country="HU" style:font-size-asian="11pt" style:font-size-complex="11pt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Times New Roman" fo:font-size="14pt" fo:language="hu" fo:country="HU" style:font-size-asian="14pt" style:font-size-complex="11pt"/>
    </style:style>
    <style:style style:name="P26" style:family="paragraph" style:parent-style-name="Table_20_Contents">
      <style:text-properties style:font-name="Times New Roman" fo:font-size="11pt" fo:language="hu" fo:country="HU" style:font-size-asian="11pt" style:font-size-complex="11pt"/>
    </style:style>
    <style:style style:name="P27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28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29" style:family="paragraph" style:parent-style-name="Text_20_body">
      <style:paragraph-properties fo:margin-left="0.5in" fo:margin-right="0in" fo:text-align="justify" style:justify-single-word="false" fo:text-indent="0in" style:auto-text-indent="false">
        <style:tab-stops/>
      </style:paragraph-properties>
    </style:style>
    <style:style style:name="P30" style:family="paragraph" style:parent-style-name="Standard">
      <style:paragraph-properties fo:margin-left="0.5in" fo:margin-right="0in" fo:margin-top="0in" fo:margin-bottom="0.1in" style:contextual-spacing="false" fo:text-align="justify" style:justify-single-word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P31" style:family="paragraph" style:parent-style-name="Standard">
      <style:paragraph-properties fo:margin-left="0.5in" fo:margin-right="0in" fo:margin-top="0in" fo:margin-bottom="0.1in" style:contextual-spacing="false" fo:text-align="justify" style:justify-single-word="false" fo:text-indent="0in" style:auto-text-indent="false">
        <style:tab-stops/>
      </style:paragraph-properties>
    </style:style>
    <style:style style:name="P32" style:family="paragraph" style:parent-style-name="Text_20_body">
      <style:paragraph-properties fo:margin-left="0.4898in" fo:margin-right="0in" fo:text-indent="0in" style:auto-text-indent="false">
        <style:tab-stops/>
      </style:paragraph-properties>
      <style:text-properties fo:language="hu" fo:country="HU"/>
    </style:style>
    <style:style style:name="P33" style:family="paragraph" style:parent-style-name="Text_20_body">
      <style:paragraph-properties fo:margin-left="0.4898in" fo:margin-right="0in" fo:margin-top="0in" fo:margin-bottom="0in" style:contextual-spacing="false" fo:text-indent="0in" style:auto-text-indent="false">
        <style:tab-stops/>
      </style:paragraph-properties>
      <style:text-properties fo:language="hu" fo:country="HU"/>
    </style:style>
    <style:style style:name="P34" style:family="paragraph" style:parent-style-name="Text_20_body">
      <style:paragraph-properties fo:margin-left="0in" fo:margin-right="0in" fo:text-indent="0.4925in" style:auto-text-indent="false"/>
    </style:style>
    <style:style style:name="P35" style:family="paragraph" style:parent-style-name="Text_20_body">
      <style:paragraph-properties fo:margin-top="0in" fo:margin-bottom="0in" style:contextual-spacing="false"/>
    </style:style>
    <style:style style:name="P36" style:family="paragraph" style:parent-style-name="Text_20_body">
      <style:paragraph-properties fo:margin-top="0in" fo:margin-bottom="0in" style:contextual-spacing="false">
        <style:tab-stops>
          <style:tab-stop style:position="1.0835in"/>
        </style:tab-stops>
      </style:paragraph-properties>
    </style:style>
    <style:style style:name="P37" style:family="paragraph" style:parent-style-name="Text_20_body">
      <style:paragraph-properties fo:margin-top="0in" fo:margin-bottom="0in" style:contextual-spacing="false">
        <style:tab-stops>
          <style:tab-stop style:position="1.0835in"/>
        </style:tab-stops>
      </style:paragraph-properties>
      <style:text-properties fo:color="#000000" loext:opacity="100%" fo:font-size="11pt" style:font-size-asian="11pt" style:font-size-complex="11pt"/>
    </style:style>
    <style:style style:name="P38" style:family="paragraph" style:parent-style-name="Text_20_body">
      <style:paragraph-properties fo:margin-left="0.9846in" fo:margin-right="0in" fo:text-indent="0.0047in" style:auto-text-indent="false">
        <style:tab-stops/>
      </style:paragraph-properties>
      <style:text-properties fo:font-size="11pt" fo:language="hu" fo:country="HU" style:font-size-asian="11pt" style:font-size-complex="11pt"/>
    </style:style>
    <style:style style:name="P39" style:family="paragraph" style:parent-style-name="Text_20_body">
      <style:paragraph-properties fo:margin-left="1.4772in" fo:margin-right="0in" fo:margin-top="0in" fo:margin-bottom="0in" style:contextual-spacing="false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0" style:family="paragraph" style:parent-style-name="Text_20_body">
      <style:paragraph-properties fo:margin-left="1.4772in" fo:margin-right="0in" fo:text-indent="0in" style:auto-text-indent="false">
        <style:tab-stops/>
      </style:paragraph-properties>
      <style:text-properties fo:color="#000000" loext:opacity="100%" style:font-name="Times New Roman" fo:font-size="11pt" fo:language="hu" fo:country="HU" style:font-size-asian="11pt" style:font-size-complex="11pt"/>
    </style:style>
    <style:style style:name="P41" style:family="paragraph" style:parent-style-name="Text_20_body">
      <style:paragraph-properties fo:margin-left="0.9846in" fo:margin-right="0in" fo:text-indent="0in" style:auto-text-indent="false">
        <style:tab-stops/>
      </style:paragraph-properties>
    </style:style>
    <style:style style:name="P42" style:family="paragraph" style:parent-style-name="Text_20_body">
      <style:paragraph-properties fo:margin-left="0.4791in" fo:margin-right="0in" fo:text-indent="0in" style:auto-text-indent="false">
        <style:tab-stops>
          <style:tab-stop style:position="0.6043in"/>
        </style:tab-stops>
      </style:paragraph-properties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P43" style:family="paragraph" style:parent-style-name="Címsor_20_1">
      <style:text-properties fo:color="#000000" loext:opacity="100%" style:font-name="Times New Roman" fo:font-size="18pt" fo:language="hu" fo:country="HU" style:font-size-asian="18pt" style:font-size-complex="18pt"/>
    </style:style>
    <style:style style:name="P44" style:family="paragraph" style:parent-style-name="Címsor_20_2">
      <style:text-properties fo:language="hu" fo:country="HU"/>
    </style:style>
    <style:style style:name="P45" style:family="paragraph" style:parent-style-name="Címsor_20_2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P46" style:family="paragraph" style:parent-style-name="Címsor_20_2">
      <style:text-properties fo:color="#000000" loext:opacity="100%" style:font-name="Times New Roman" fo:font-size="16pt" fo:language="hu" fo:country="HU" style:font-size-asian="16pt" style:font-size-complex="16pt"/>
    </style:style>
    <style:style style:name="P47" style:family="paragraph" style:parent-style-name="Címsor_20_3">
      <style:text-properties fo:language="hu" fo:country="HU"/>
    </style:style>
    <style:style style:name="P48" style:family="paragraph" style:parent-style-name="Standard" style:master-page-name="MP0">
      <style:paragraph-properties style:page-number="auto" fo:break-before="page"/>
      <style:text-properties fo:color="#000000" loext:opacity="100%" style:font-name="Times New Roman" fo:font-size="11pt" style:font-size-asian="11pt" style:font-size-complex="11pt"/>
    </style:style>
    <style:style style:name="P49" style:family="paragraph" style:parent-style-name="Standard" style:list-style-name="L1">
      <style:text-properties fo:color="#000000" loext:opacity="100%" style:font-name="Times New Roman" fo:font-size="11pt" fo:language="hu" fo:country="HU" style:font-size-asian="11pt" style:font-size-complex="11pt"/>
    </style:style>
    <style:style style:name="P50" style:family="paragraph" style:parent-style-name="Text_20_body">
      <style:text-properties fo:color="#000000" loext:opacity="100%" style:font-name="Times New Roman" fo:font-size="11pt" fo:language="hu" fo:country="HU" fo:font-weight="normal" officeooo:rsid="0008a648" officeooo:paragraph-rsid="0008a648" style:font-size-asian="11pt" style:font-weight-asian="normal" style:font-size-complex="11pt" style:font-weight-complex="normal"/>
    </style:style>
    <style:style style:name="P51" style:family="paragraph" style:parent-style-name="Text_20_body">
      <style:text-properties fo:color="#000000" loext:opacity="100%" style:font-name="Times New Roman" fo:font-size="11pt" fo:language="hu" fo:country="HU" fo:font-weight="normal" officeooo:rsid="0008a648" officeooo:paragraph-rsid="000a01f2" style:font-size-asian="11pt" style:font-weight-asian="normal" style:font-size-complex="11pt" style:font-weight-complex="normal"/>
    </style:style>
    <style:style style:name="P52" style:family="paragraph" style:parent-style-name="Text_20_body">
      <style:text-properties fo:color="#000000" loext:opacity="100%" style:font-name="Times New Roman" fo:font-size="11pt" fo:language="hu" fo:country="HU" fo:font-weight="normal" officeooo:rsid="000bc749" officeooo:paragraph-rsid="000bc749" style:font-size-asian="11pt" style:font-weight-asian="normal" style:font-size-complex="11pt" style:font-weight-complex="normal"/>
    </style:style>
    <style:style style:name="P53" style:family="paragraph" style:parent-style-name="Text_20_body">
      <style:text-properties fo:color="#000000" loext:opacity="100%" style:font-name="Times New Roman" fo:font-size="11pt" fo:language="hu" fo:country="HU" style:font-size-asian="11pt" style:font-size-complex="11pt"/>
    </style:style>
    <style:style style:name="P54" style:family="paragraph" style:parent-style-name="Text_20_body">
      <style:text-properties fo:color="#000000" loext:opacity="100%" style:font-name="Times New Roman" fo:font-size="11pt" fo:language="hu" fo:country="HU" officeooo:paragraph-rsid="0001cd03" style:font-size-asian="11pt" style:font-size-complex="11pt"/>
    </style:style>
    <style:style style:name="T1" style:family="text">
      <style:text-properties style:font-name="Nimbus Roman" fo:font-size="11pt" fo:language="hu" fo:country="HU" style:font-size-asian="11pt" style:font-size-complex="11pt"/>
    </style:style>
    <style:style style:name="T2" style:family="text">
      <style:text-properties fo:color="#000000" loext:opacity="100%" style:font-name="Times New Roman" fo:font-size="11pt" fo:language="hu" fo:country="HU" style:font-size-asian="11pt" style:font-size-complex="11pt"/>
    </style:style>
    <style:style style:name="T3" style:family="text">
      <style:text-properties fo:color="#000000" loext:opacity="100%" style:font-name="Times New Roman" fo:font-size="11pt" fo:language="hu" fo:country="HU" fo:font-weight="bold" style:font-size-asian="11pt" style:font-weight-asian="bold" style:font-size-complex="11pt" style:font-weight-complex="bold"/>
    </style:style>
    <style:style style:name="T4" style:family="text">
      <style:text-properties fo:color="#000000" loext:opacity="100%" style:font-name="Times New Roman" fo:font-size="11pt" fo:language="hu" fo:country="HU" fo:font-weight="normal" style:font-size-asian="11pt" style:font-weight-asian="normal" style:font-size-complex="11pt" style:font-weight-complex="normal"/>
    </style:style>
    <style:style style:name="T5" style:family="text">
      <style:text-properties fo:color="#000000" loext:opacity="100%" style:font-name="Times New Roman" fo:font-size="16pt" fo:language="hu" fo:country="HU" fo:font-weight="bold" style:font-size-asian="16pt" style:font-weight-asian="bold" style:font-size-complex="16pt" style:font-weight-complex="bold"/>
    </style:style>
    <style:style style:name="T6" style:family="text">
      <style:text-properties fo:color="#000000" loext:opacity="100%" style:font-name="Times New Roman" fo:font-size="16pt" fo:language="hu" fo:country="HU" style:font-size-asian="16pt" style:font-size-complex="16pt"/>
    </style:style>
    <style:style style:name="T7" style:family="text">
      <style:text-properties fo:color="#000000" loext:opacity="100%" style:font-name="Times New Roman" fo:font-size="14pt" fo:language="hu" fo:country="HU" fo:font-style="italic" style:font-size-asian="14pt" style:font-style-asian="italic" style:font-size-complex="13pt" style:font-style-complex="italic"/>
    </style:style>
    <style:style style:name="T8" style:family="text">
      <style:text-properties fo:color="#000000" loext:opacity="100%" style:font-name="Times New Roman" fo:font-size="13pt" fo:language="hu" fo:country="HU" fo:font-style="italic" style:font-size-asian="13pt" style:font-style-asian="italic" style:font-size-complex="13pt" style:font-style-complex="italic"/>
    </style:style>
    <style:style style:name="T9" style:family="text">
      <style:text-properties fo:color="#000000" loext:opacity="100%" style:font-name="Times New Roman" fo:font-size="13pt" fo:language="hu" fo:country="HU" style:font-size-asian="13pt" style:font-size-complex="13pt"/>
    </style:style>
    <style:style style:name="T10" style:family="text">
      <style:text-properties fo:color="#000000" loext:opacity="100%" style:font-name="Times New Roman" fo:language="hu" fo:country="HU"/>
    </style:style>
    <style:style style:name="T11" style:family="text">
      <style:text-properties fo:color="#000000" loext:opacity="100%" style:font-name="Times New Roman" fo:language="hu" fo:country="HU" fo:font-weight="bold" style:font-weight-asian="bold" style:font-weight-complex="bold"/>
    </style:style>
    <style:style style:name="T12" style:family="text">
      <style:text-properties fo:color="#000000" loext:opacity="100%" fo:font-size="13.5pt" style:font-size-asian="13.5pt" style:font-size-complex="13.5pt"/>
    </style:style>
    <style:style style:name="T13" style:family="text">
      <style:text-properties fo:color="#000000" loext:opacity="100%" fo:font-size="11pt" style:font-size-asian="11pt" style:font-size-complex="11pt"/>
    </style:style>
    <style:style style:name="T14" style:family="text">
      <style:text-properties fo:font-size="11pt" fo:language="hu" fo:country="HU" style:font-size-asian="11pt" style:font-size-complex="11pt"/>
    </style:style>
    <style:style style:name="T15" style:family="text">
      <style:text-properties fo:font-size="11pt" fo:language="hu" fo:country="HU" fo:font-weight="bold" style:font-size-asian="11pt" style:font-weight-asian="bold" style:font-size-complex="11pt" style:font-weight-complex="bold"/>
    </style:style>
    <style:style style:name="T16" style:family="text">
      <style:text-properties fo:color="#555555" loext:opacity="100%" style:font-name="Times New Roman" fo:font-size="11pt" fo:language="hu" fo:country="HU" style:font-size-asian="11pt" style:font-size-complex="11pt"/>
    </style:style>
    <style:style style:name="T17" style:family="text">
      <style:text-properties fo:color="#555555" loext:opacity="100%" style:font-name="Times New Roman" fo:font-size="11pt" fo:language="hu" fo:country="HU" officeooo:rsid="0002c2e7" style:font-size-asian="11pt" style:font-size-complex="11pt"/>
    </style:style>
    <style:style style:name="T18" style:family="text">
      <style:text-properties fo:font-size="13pt" fo:language="hu" fo:country="HU" fo:font-style="italic" style:font-size-asian="13pt" style:font-style-asian="italic" style:font-size-complex="13pt" style:font-style-complex="italic"/>
    </style:style>
    <style:style style:name="T19" style:family="text">
      <style:text-properties fo:font-size="13pt" fo:language="hu" fo:country="HU" style:font-size-asian="13pt" style:font-size-complex="13pt"/>
    </style:style>
    <style:style style:name="T20" style:family="text">
      <style:text-properties fo:language="hu" fo:country="HU"/>
    </style:style>
    <style:style style:name="T21" style:family="text">
      <style:text-properties officeooo:rsid="0001cd03"/>
    </style:style>
    <style:style style:name="T22" style:family="text">
      <style:text-properties officeooo:rsid="0002c2e7"/>
    </style:style>
    <style:style style:name="T23" style:family="text">
      <style:text-properties officeooo:rsid="0003e8be"/>
    </style:style>
    <style:style style:name="T24" style:family="text">
      <style:text-properties officeooo:rsid="0004eb65"/>
    </style:style>
    <style:style style:name="T25" style:family="text">
      <style:text-properties officeooo:rsid="0008bd1f"/>
    </style:style>
    <style:style style:name="T26" style:family="text">
      <style:text-properties officeooo:rsid="0009d09e"/>
    </style:style>
    <style:style style:name="T27" style:family="text">
      <style:text-properties officeooo:rsid="000a01f2"/>
    </style:style>
    <style:style style:name="T28" style:family="text">
      <style:text-properties officeooo:rsid="000b608f"/>
    </style:style>
    <style:style style:name="Sect1" style:family="section">
      <style:section-properties style:writing-mode="lr-tb"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/>
      <text:p text:style-name="P1">Tartalomjegyzék</text:p>
      <text:section text:style-name="Sect1" text:name="Sect1">
        <text:p text:style-name="P10">1. Bevezetés</text:p>
        <text:p text:style-name="P10">2. Az alkalmazás helye</text:p>
        <text:p text:style-name="P10"><text:tab/>2.1 Üzleti lehetőségek</text:p>
        <text:p text:style-name="P10"><text:tab/>2.2 A probléma megfogalmazása</text:p>
        <text:p text:style-name="P10"><text:tab/>2.3 Az elkészült termék helye</text:p>
        <text:p text:style-name="P10">3. Érintettek és felhasználók</text:p>
        <text:p text:style-name="P10"><text:tab/>3.1. Az érintettek összefoglalása</text:p>
        <text:p text:style-name="P10"><text:tab/>3.2. A felhasználók összefoglalása</text:p>
        <text:p text:style-name="P10"><text:tab/>3.3 Felhasználói környezet</text:p>
        <text:p text:style-name="P10"><text:tab/>3.4. Illetékesek adatai</text:p>
        <text:p text:style-name="P10"><text:tab/>3.5. Felhasználók adatai</text:p>
        <text:p text:style-name="P10">4. A végtermék áttekintése</text:p>
        <text:p text:style-name="P10"><text:tab/>4.1 A termék kapcsolatai</text:p>
        <text:p text:style-name="P10"><text:tab/>4.2. A termék használatának előnyei</text:p>
        <text:p text:style-name="P10"><text:tab/>4.3. Feltételezések és függőségek</text:p>
        <text:p text:style-name="P10"><text:tab/>4.4 Költségbecslés</text:p>
        <text:p text:style-name="P10"><text:tab/>4.5. Installáció</text:p>
        <text:p text:style-name="P10">5. A végtermék jellemzői, biztosított szolgáltatások</text:p>
        <text:p text:style-name="P10">6. Korlátozások</text:p>
        <text:p text:style-name="P10">7. Minőségi elvárások</text:p>
        <text:p text:style-name="P10">8. Dokumentációkkal kapcsolatos követelmények</text:p>
        <text:p text:style-name="P10">9. Kockázat lista</text:p>
        <text:p text:style-name="P10">10. Szótár</text:p>
      </text:section>
      <text:section text:style-name="Sect1" text:name="Sect2">
        <text:p text:style-name="P11"><text:line-break/></text:p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p text:style-name="P15"/>
        <text:h text:style-name="P44" text:outline-level="2"><text:soft-page-break/>1. Bevezetés</text:h>
        <text:p text:style-name="P15"/>
        <text:p text:style-name="P15">Szoftverünk neve: Ubimon</text:p>
        <text:p text:style-name="P15">Csapatunk egy kétdimenziós RPG játékon dolgozik, amely néhány egyedi, és rendkívüli változtatások mellett nagy hangsúlyt fektett a környezetvédelem fontosságára.</text:p>
        <text:p text:style-name="P15"/>
        <text:h text:style-name="P44" text:outline-level="2">2. Az alkalmazás helye</text:h>
        <text:p text:style-name="P15"/>
        <text:p text:style-name="Standard"><text:span text:style-name="Bekezdés_20_alapbetűtípusa"><text:span text:style-name="T1">Az alkalmazás - elkészítése után - egy egyszerű, kis méretű RPG játékszoftver lesz, amely először a Steam platformról lesz elérhető digitálisan, de tervben van egy fizikális, limitált kiadás is, mely tartalmazna kiegészítőket (kézikönyv, poszter, térkép stb.). A játék bármely korosztály számára ajánlott, ha valaki szeretne egy kicsit szórakozni, és mellesleg elgondolkodni a főtémával kapcsolatosan.</text:span></text:span></text:p>
        <text:p text:style-name="P15"/>
        <text:h text:style-name="P47" text:outline-level="3">2.1 Üzleti lehetőségek</text:h>
        <text:p text:style-name="P15"/>
        <text:p text:style-name="P15">Ez a szoftver a szórakoztatóipart veszi célba. Egy fix áron Emellett számítunk arra, hogy a megfelelő balansz és stratégiák kialakítása véget, ez a játék eSport szintű bajnokságokba is bekerülhet.</text:p>
        <text:p text:style-name="P15"/>
        <text:h text:style-name="P47" text:outline-level="3">2.2 A probléma megfogalmazása</text:h>
        <text:p text:style-name="P15"/>
        <text:p text:style-name="P15">Úgy véljük kevés fiatal ismeri miért is fontos a környezetvédelem, ezt a problémát szeretnénk azzal megoldani, hogy egy izgalmas és szerethető játék keretében megismertessük velük a mindennapi életében felmerülő lehetőségeket amikkel a felhasználó is hozzátehet a világunk megőrzéséhez.</text:p>
        <text:p text:style-name="P15"/>
        <text:p text:style-name="P15">Egy játékszoftveren belül – ha a verziókezelést figyelembe vesszük – igen nagy hangsúlyt kell fektetni a cél minél sokoldalúbb teljesítéséhez. Ehhez azonban érdemes a legalapabb problémákat megoldani, ahhoz hogy tovább tudjuk finomhangolni az univerzációt. Egy RPG-ben ezek a következők:</text:p>
        <text:p text:style-name="P15"/>
        <text:list xml:id="list2445903272" text:style-name="L1">
          <text:list-item>
            <text:p text:style-name="P49">Csalás nélküli végigjátszhatóság megoldása</text:p>
          </text:list-item>
          <text:list-item>
            <text:p text:style-name="P49">Megfelelő interfész kialakítása</text:p>
          </text:list-item>
          <text:list-item>
            <text:p text:style-name="P49">A játéktér beláthatósága</text:p>
          </text:list-item>
          <text:list-item>
            <text:p text:style-name="P49">Megfelelő AI biztosítása</text:p>
          </text:list-item>
          <text:list-item>
            <text:p text:style-name="P49">Változatos tér, és a szörnyek megfelelő elhelyezkedése</text:p>
          </text:list-item>
          <text:list-item>
            <text:p text:style-name="P49">Időzítések szinkronizálása, arányok bemérése</text:p>
          </text:list-item>
          <text:list-item>
            <text:p text:style-name="P49">A játékos cselekedeteinek végleges, vagy ideiglenes következménye legyen</text:p>
          </text:list-item>
        </text:list>
        <text:p text:style-name="P15"/>
        <text:p text:style-name="P17">Csalás nélküli végigjászhatóság megoldása:</text:p>
        <text:p text:style-name="Standard"><text:span text:style-name="Bekezdés_20_alapbetűtípusa"><text:span text:style-name="T2"><text:tab/>Talán a legegyértelműbb probléma mindközül, mégis csak fontos számunkra ez a pont, főleg egy RPG-nél, ahol sokkal több lehetőség adott a játékos számára.</text:span></text:span></text:p>
        <text:p text:style-name="P15"/>
        <text:p text:style-name="P17">Megfelelő interfész kialakítása:</text:p>
        <text:p text:style-name="Standard"><text:span text:style-name="Bekezdés_20_alapbetűtípusa"><text:span text:style-name="T3"><text:tab/></text:span></text:span><text:span text:style-name="Bekezdés_20_alapbetűtípusa"><text:span text:style-name="T2">A műfajnak megfelelően a játék alatt két magasabb szintű interfészt tervezünk. Egy a harcrendszernek szánt felület (mely biztosítja a szörnyek harcba küldését, azok fejlődést, és az ellenfeleink legyőzését), emellett egy felülnézetes open-world képet kell biztosítanunk, hogy a játékos saját maga dönthessen az útvonaltervéről.</text:span></text:span></text:p>
        <text:p text:style-name="P17"/>
        <text:p text:style-name="P17">A játéktér beláthatósága:</text:p>
        <text:p text:style-name="Standard"><text:span text:style-name="Bekezdés_20_alapbetűtípusa"><text:span text:style-name="T3"><text:tab/></text:span></text:span><text:span text:style-name="Bekezdés_20_alapbetűtípusa"><text:span text:style-name="T2">A kétdimenziós felülnézeti interfész alatt játszik inkább ez az elem nagy szerepet, ahol fontos hogy el tudjunk navigálni a célunking. Rendes pályaszerkesztés, megfelelő színpaletta/színvilág, és más grafikai elemek szükséges ennek megalkotására, majd ezeket balanszolni kell.</text:span></text:span></text:p>
        <text:p text:style-name="P15"><text:soft-page-break/></text:p>
        <text:p text:style-name="P17">Megfelelő AI biztosítása:</text:p>
        <text:p text:style-name="Standard"><text:span text:style-name="Bekezdés_20_alapbetűtípusa"><text:span text:style-name="T2"><text:tab/>A fokozatos nehézségi szint megvalósítása a progresszió alatt, már egy alapkövetelmény szinte minden videójátéknál, így gondoskodnunk kell arra, hogy a játékos a történet haladtával, már sokkal kihívóbb, de legyőzhető ellenfelek ellen mérje össze tudását.</text:span></text:span></text:p>
        <text:p text:style-name="P15"/>
        <text:p text:style-name="P17">Változatos tér, és a szörnyek megfelelő elhelyezkedése:</text:p>
        <text:p text:style-name="Standard"><text:span text:style-name="Bekezdés_20_alapbetűtípusa"><text:span text:style-name="T2"><text:tab/>Mivel a szörnyek egyediségét nem csak személyiségük, hanem különböző saját típusuk is meghatározza, <text:s/>így érdemes ezeknek az élőlényeknek a hozzájuk illő környezetet megalkotni, és ezekre a helyekre elhelyezni őket.</text:span></text:span></text:p>
        <text:p text:style-name="P15"/>
        <text:p text:style-name="P17">Időzítések szinkronízálása, arányok bemérése:</text:p>
        <text:p text:style-name="Standard"><text:span text:style-name="Bekezdés_20_alapbetűtípusa"><text:span text:style-name="T2"><text:tab/>A nehézségnek megfelelően fontos bemérni az arányokat, és a fejlődési időtartalmakat össze kell hangolni.</text:span></text:span></text:p>
        <text:p text:style-name="P15"/>
        <text:p text:style-name="P17">A játékos cselekedeteinek végleges, vagy ideiglenes következménye legyen:</text:p>
        <text:p text:style-name="Standard"><text:span text:style-name="Bekezdés_20_alapbetűtípusa"><text:span text:style-name="T2"><text:tab/>Nagy hangsúlyt szeretnénk fektetni a játékos egyedi döntéseire/cselkedeteire. Olyan a haladást befolyásoló elemekre gondolunk, mint NPC közötti viszonyfejlesztés, opcionális missziók elválalása, és azok elvégzése, a játékos szörnyeinek törődése (harcképesítése, tanítása, etetése, mosdatása stb.), és persze a környezet éppségének fenntartása. Mind ezen pontok odafigyelése, csak pozítiv hatással jár, de ugyanakkor ezek elhanyagolása csak még nehezebbé teszi a kalandot.</text:span></text:span></text:p>
        <text:p text:style-name="P15"/>
        <text:p text:style-name="P15"/>
        <text:h text:style-name="P47" text:outline-level="3">2.3 Az elkészült termék helye</text:h>
        <text:p text:style-name="P18">A szoftver futtatható változata elsősorban digitális formában lesz elérhető, de lassan és biztosan egy fizikai limitált kiadást és biztosítunk. A szórakoztatóiparon belül korhatáros besorolás alatt nincsen minimum kor meghatározva, így a játék bárki számára igénybe vehető és alkalmazható.</text:p>
        <text:p text:style-name="P18"/>
        <text:p text:style-name="P2">Egyes alternatíváktól annyiban eltér, hogy a szoftver egy egyszerű történet elmesélése mellett, sok egyéb elgondolkodtató, az életben is alkalmazható kérdést tesz fel. Egyedi térképpel és kis szörnyekkel rendelkezik a játék, amely a terv egyik főpillére. Nem konzol exklúziv játékot szeretnék fejleszteni, hisz nyitottak vagyunk sok más platformra is, és ez még az eladások számát is megnöveli.</text:p>
        <text:h text:style-name="P43" text:outline-level="1">3. Érintettek és felhasználók</text:h>
        <text:p text:style-name="P2"><text:tab/>A projekt fejlesztését KoviUbiSoft végzi. A megrendelő és konzulens Sátán Ádám.</text:p>
        <text:p text:style-name="Text_20_body"><text:span text:style-name="Bekezdés_20_alapbetűtípusa"><text:span text:style-name="T5">3.1. Az érintettek összefoglalása</text:span></text:span><text:span text:style-name="Bekezdés_20_alapbetűtípusa"><text:span text:style-name="T6"><text:tab/></text:span></text:span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Line94822027012784">
            <table:table-cell table:style-name="Table1.A1" office:value-type="string">
              <text:p text:style-name="P24">Elnevezés</text:p>
            </table:table-cell>
            <table:table-cell table:style-name="Table1.A1" office:value-type="string">
              <text:p text:style-name="P24">Leírás</text:p>
            </table:table-cell>
            <table:table-cell table:style-name="Table1.C1" office:value-type="string">
              <text:p text:style-name="P24">Szerep</text:p>
            </table:table-cell>
          </table:table-row>
          <table:table-row table:style-name="Table1.2">
            <table:table-cell table:style-name="Table1.A2" office:value-type="string">
              <text:p text:style-name="P24">Megrendelő</text:p>
            </table:table-cell>
            <table:table-cell table:style-name="Table1.A2" office:value-type="string">
              <text:p text:style-name="P24">Az alkalmazás elkészítését igényli</text:p>
            </table:table-cell>
            <table:table-cell table:style-name="Table1.C2" office:value-type="string">
              <text:p text:style-name="P24">finanszírozza az alkalmazás fejlesztésének és fenntartásának költségeit<text:line-break/></text:p>
            </table:table-cell>
          </table:table-row>
          <table:table-row table:style-name="TableLine94822026970624">
            <table:table-cell table:style-name="Table1.A2" office:value-type="string">
              <text:p text:style-name="P24">Fejlesztők</text:p>
            </table:table-cell>
            <table:table-cell table:style-name="Table1.A2" office:value-type="string">
              <text:p text:style-name="P24">A játék elkészítéséért, illetve további fejlesztéséért felelősek</text:p>
            </table:table-cell>
            <table:table-cell table:style-name="Table1.C2" office:value-type="string">
              <text:p text:style-name="P24">Elkészítik majd fejlesztik és karbantartják a játékot</text:p>
            </table:table-cell>
          </table:table-row>
        </table:table>
        <text:h text:style-name="P45" text:outline-level="2">3.2. A felhasználók összefoglalása<text:line-break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Line94822027045824">
            <table:table-cell table:style-name="Table2.A1" office:value-type="string">
              <text:p text:style-name="P24">Elnevezés</text:p>
            </table:table-cell>
            <table:table-cell table:style-name="Table2.A1" office:value-type="string">
              <text:p text:style-name="P24">Leírás</text:p>
            </table:table-cell>
            <table:table-cell table:style-name="Table2.C1" office:value-type="string">
              <text:p text:style-name="P24">Illetékes</text:p>
            </table:table-cell>
          </table:table-row>
          <text:soft-page-break/>
          <table:table-row table:style-name="TableLine94822026993824">
            <table:table-cell table:style-name="Table2.A2" office:value-type="string">
              <text:p text:style-name="P24">Potenciális Felhasználó</text:p>
            </table:table-cell>
            <table:table-cell table:style-name="Table2.A2" office:value-type="string">
              <text:p text:style-name="P24">Próbaverziót használja</text:p>
            </table:table-cell>
            <table:table-cell table:style-name="Table2.C2" office:value-type="string">
              <text:p text:style-name="P24">-</text:p>
            </table:table-cell>
          </table:table-row>
          <table:table-row table:style-name="TableLine94822027112496">
            <table:table-cell table:style-name="Table2.A2" office:value-type="string">
              <text:p text:style-name="P24">Felhasználó</text:p>
            </table:table-cell>
            <table:table-cell table:style-name="Table2.A2" office:value-type="string">
              <text:p text:style-name="P24">Megveszi a teljes játékot</text:p>
            </table:table-cell>
            <table:table-cell table:style-name="Table2.C2" office:value-type="string">
              <text:p text:style-name="P24">felhasználó</text:p>
            </table:table-cell>
          </table:table-row>
          <table:table-row table:style-name="TableLine94822027113312">
            <table:table-cell table:style-name="Table2.A2" office:value-type="string">
              <text:p text:style-name="P24">Admin</text:p>
            </table:table-cell>
            <table:table-cell table:style-name="Table2.A2" office:value-type="string">
              <text:p text:style-name="P24">Felügyeli a csalás mentes játékmenetet többjátékos mód esetén</text:p>
            </table:table-cell>
            <table:table-cell table:style-name="Table2.C2" office:value-type="string">
              <text:p text:style-name="P24">admin</text:p>
            </table:table-cell>
          </table:table-row>
        </table:table>
        <text:h text:style-name="P46" text:outline-level="2">3.3 Felhasználói környezet</text:h>
        <text:p text:style-name="P5">Milyen platformon fog futni az átadott alkalmazás, és várhatóan változni fog-e?</text:p>
        <text:p text:style-name="P2">PC</text:p>
        <text:p text:style-name="P5">Hány felhasználó fogja használni egy időben átlagosan, és hány felhasználó várható maximálisan?</text:p>
        <text:p text:style-name="P2">Lehet egyjátékos és többjátékos mód (max x játékossal)</text:p>
        <text:p text:style-name="P5">Mennyi ideig fogja használni a rendszert egy felhasználó, és ez mennyire változó?</text:p>
        <text:p text:style-name="P2">A játék x óra hosszú, A felhasználó tetszőleges ideig használhatja.</text:p>
        <text:h text:style-name="Címsor_20_2" text:outline-level="2"><text:span text:style-name="Bekezdés_20_alapbetűtípusa"><text:span text:style-name="T6">3.4. Illetékesek adatai</text:span></text:span><text:span text:style-name="Bekezdés_20_alapbetűtípusa"><text:span text:style-name="T4"><text:line-break/><text:tab/>A fejlesztői csapat:</text:span></text:span></text:h>
        <text:p text:style-name="P11"><text:tab/><text:tab/>KoviUbiSoft<text:line-break/><text:tab/><text:tab/><text:line-break/><text:tab/><text:tab/>Tóth József<text:tab/><text:tab/><text:tab/>tothjozsef225@gmail.com</text:p>
        <text:p text:style-name="Text_20_body"><text:span text:style-name="Bekezdés_20_alapbetűtípusa"><text:span text:style-name="T14"><text:tab/><text:tab/>Simonyák János<text:tab/><text:tab/></text:span></text:span><text:a xlink:type="simple" xlink:href="mailto:s_janos@outlook.com" office:target-frame-name="_top" xlink:show="replace" text:style-name="Internet_20_link" text:visited-style-name="Visited_20_Internet_20_Link"><text:span text:style-name="Bekezdés_20_alapbetűtípusa"><text:span text:style-name="T14">s_janos@outlook.com</text:span></text:span></text:a></text:p>
        <text:p text:style-name="P11"><text:tab/><text:tab/>Nagy Róbert<text:tab/><text:tab/><text:tab/>rob.iskola1@gmail.com</text:p>
        <text:p text:style-name="P11"><text:tab/><text:tab/>Bartók-Balogh Gábor<text:tab/><text:tab/>demiteto.bartok@gmail.com</text:p>
        <text:p text:style-name="P2"><text:tab/><text:tab/>Hegedüs Gábor<text:tab/><text:tab/><text:tab/>hegedus.gabor91@gmail.com</text:p>
        <text:h text:style-name="Címsor_20_2" text:outline-level="2"><text:span text:style-name="Bekezdés_20_alapbetűtípusa"><text:span text:style-name="T6">3.5. Felhasználók adatai</text:span></text:span><text:span text:style-name="Bekezdés_20_alapbetűtípusa"><text:span text:style-name="T4"><text:line-break/><text:tab/>A szoftvert bárki használhatja, kortól és nemtől függetlenül.</text:span></text:span></text:h>
        <text:p text:style-name="P2"><text:tab/>A szoftver megrendelője és a fejlesztő csapat konzulense Sátán Ádám</text:p>
        <text:p text:style-name="P7">4. A végtermék áttekintése</text:p>
        <text:p text:style-name="P8">4.1 A termék kapcsolatai</text:p>
        <text:p text:style-name="P4"><text:span text:style-name="Bekezdés_20_alapbetűtípusa"><text:span text:style-name="T22"><text:tab/>A játék különböző komponensei kapcsolatban állnak egy adatbázissal, amely tárolja a játékos </text:span></text:span><text:span text:style-name="Bekezdés_20_alapbetűtípusa"><text:span text:style-name="T26">mentés</text:span></text:span><text:span text:style-name="Bekezdés_20_alapbetűtípusa"><text:span text:style-name="T22"> fájljait, karaktereit, tárgyait és ubimonjait. </text:span></text:span></text:p>
        <text:p text:style-name="P8">4.2. A termék használatának előnyei</text:p>
        <table:table table:name="Table3" table:style-name="Table3">
          <table:table-column table:style-name="Table3.A" table:number-columns-repeated="2"/>
          <table:table-row table:style-name="TableLine94822027158880">
            <table:table-cell table:style-name="Table3.A1" office:value-type="string">
              <text:p text:style-name="P25">A játékos haszna (előnyei)</text:p>
            </table:table-cell>
            <table:table-cell table:style-name="Table3.B1" office:value-type="string">
              <text:p text:style-name="P25">Az ezt támogató rendszer jellemző(k)</text:p>
            </table:table-cell>
          </table:table-row>
          <table:table-row table:style-name="TableLine94822027153888">
            <table:table-cell table:style-name="Table3.A2" office:value-type="string">
              <text:p text:style-name="P26">40 óra alap játékidő</text:p>
            </table:table-cell>
            <table:table-cell table:style-name="Table3.B2" office:value-type="string">
              <text:p text:style-name="P26">A játék egyjátékos módja 40 óra contentet tartalmaz.</text:p>
            </table:table-cell>
          </table:table-row>
          <table:table-row table:style-name="TableLine94822027073552">
            <table:table-cell table:style-name="Table3.A2" office:value-type="string">
              <text:p text:style-name="P26">Co-op mód</text:p>
            </table:table-cell>
            <table:table-cell table:style-name="Table3.B2" office:value-type="string">
              <text:p text:style-name="P26">A játék egyjátékos részét maximum 4 másik emberrel lehet egyszerre játszani, a játék nehézségi szintje a játékosok számával növekszik.</text:p>
            </table:table-cell>
          </table:table-row>
          <text:soft-page-break/>
          <table:table-row table:style-name="TableLine94822027165920">
            <table:table-cell table:style-name="Table3.A2" office:value-type="string">
              <text:p text:style-name="P26">Többjátékos mód</text:p>
            </table:table-cell>
            <table:table-cell table:style-name="Table3.B2" office:value-type="string">
              <text:p text:style-name="P26">A játékot többjátékos módban is lehet játszani, maximum 32 emberrel.</text:p>
            </table:table-cell>
          </table:table-row>
          <table:table-row table:style-name="TableLine94822027166608">
            <table:table-cell table:style-name="Table3.A2" office:value-type="string">
              <text:p text:style-name="P26">Témája a környezetvédelem</text:p>
            </table:table-cell>
            <table:table-cell table:style-name="Table3.B2" office:value-type="string">
              <text:p text:style-name="P26">Felhívja a figyelmet a környezetvédelemre.</text:p>
            </table:table-cell>
          </table:table-row>
        </table:table>
        <text:p text:style-name="P2"/>
        <text:p text:style-name="P8">4.3. Feltételezések és függőségek</text:p>
        <text:p text:style-name="P6"><text:tab/>Feltételezések:</text:p>
        <text:p text:style-name="P51"><text:tab/>- <text:span text:style-name="T27">A felhasználó rendelkezik </text:span>Internetkapcsolattal, az online funkciók működéséhez.</text:p>
        <text:p text:style-name="P51"><text:tab/>- A felhasználó tisztában van a<text:span text:style-name="T25">z</text:span> operációs rendszer<text:span text:style-name="T25">e</text:span> kezelésével.</text:p>
        <text:p text:style-name="P6"><text:tab/>- Egy időben csak egy felhasználó használja a terméket.</text:p>
        <text:p text:style-name="P52"><text:tab/>Függőségek:</text:p>
        <text:p text:style-name="P6"><text:tab/>- <text:span text:style-name="T25">A felhasználó rendelkezik egy OpenGl-t <text:s/>támogató videokártyával.</text:span></text:p>
        <text:p text:style-name="P6"><text:tab/>- Java Dependencies elérhetőek a szoftver megfelelő működéséhez</text:p>
        <text:p text:style-name="P6"><text:tab/>- <text:span text:style-name="T27">Ha n</text:span>incs elég hely egy teljes adatbázisra, <text:span text:style-name="T27">akkor lehetőség van</text:span>osztott adatbázis <text:span text:style-name="T27">használatára</text:span>.</text:p>
        <text:p text:style-name="P8">4.4 Költségbecslés</text:p>
        <text:p text:style-name="P54"><text:span text:style-name="T21"><text:tab/>A f</text:span>ejlesztési id<text:span text:style-name="T21">eje</text:span>: 1 év. </text:p>
        <text:p text:style-name="P54"><text:tab/>Fejlesztők száma: 5.</text:p>
        <text:p text:style-name="P2"><text:tab/>Fejlesztő eszközök: ~ 39<text:span text:style-name="T24">0,000</text:span><text:span text:style-name="T23">Ft</text:span></text:p>
        <text:p text:style-name="P2"><text:tab/>- OpenJDK - ingyenes</text:p>
        <text:p text:style-name="P2"><text:tab/>- LWJGL - ingyenes</text:p>
        <text:p text:style-name="P2"><text:tab/>- IntelliJ IDEA Community- ingyenes</text:p>
        <text:p text:style-name="P2"><text:tab/>- Github - $21 / hónap / ember</text:p>
        <text:p text:style-name="Text_20_body"><text:span text:style-name="Bekezdés_20_alapbetűtípusa"><text:span text:style-name="T2"><text:tab/>- MySQL -</text:span></text:span><text:span text:style-name="Bekezdés_20_alapbetűtípusa"><text:span text:style-name="T16"> </text:span></text:span><text:span text:style-name="Bekezdés_20_alapbetűtípusa"><text:span text:style-name="T17">Ingyenes</text:span></text:span></text:p>
        <text:p text:style-name="P2"><text:tab/>Fejlesztők: 2<text:span text:style-name="T23">1,</text:span>000,000Ft</text:p>
        <text:p text:style-name="P8">4.5. Installáció</text:p>
        <text:p text:style-name="P2"><text:tab/><text:span text:style-name="T28">A játékot Windows, Mac és Linux operációs rendszeren a Steam platformon lehet beszerezni. Androidos <text:tab/>okostelefonoknál pedig a Google Play áruházból lehet letölteni.</text:span></text:p>
        <text:h text:style-name="P43" text:outline-level="1">5. A végtermék jellemzői, biztosított szolgáltatások</text:h>
        <text:p text:style-name="P27">5.1. Az Ubimon alapötletének áttekintése</text:p>
        <text:p text:style-name="P29"><text:span text:style-name="Bekezdés_20_alapbetűtípusa"><text:span text:style-name="T2">A projekt fő témája környezetünk és annak védelme. Ennek megfelelően a hangsúly a játék világában levő, annak egyensúlyát megtartó különleges képességekkel rendelkező állat- és növényfajokon (Ubimonokon) van a hangsúly. Rajtuk kívül jelen vannak még a velük együtt élő emberek is. Az </text:span></text:span><text:soft-page-break/><text:span text:style-name="Bekezdés_20_alapbetűtípusa"><text:span text:style-name="T2">embereknek meg kell tanulniuk szimbiózisban élni ezekkel az Ubimonokkal, mivel az erejük felelőtlen vagy akár önző kihasználása komoly természeti katasztrófákat okozhat.</text:span></text:span></text:p>
        <text:p text:style-name="P29"><text:span text:style-name="Bekezdés_20_alapbetűtípusa"><text:span text:style-name="T2">A főhős – akit a játékos szabadon formázhat – fő célja az Ubimonok gyűjtése és tanulmányozása, dokumentálása. Ennek ellenére rákényszerülhet arra, hogy cselekedjen a fent említett katasztrófák megelőzése érdekében. Saját Ubimonjait használva áll szembe más, vad Ubimonokkal, vagy akár az őket rossz célra használó gonosztevőkkel.</text:span></text:span></text:p>
        <text:p text:style-name="P27">5.2. Funkciók</text:p>
        <text:p text:style-name="P28">A játék több órányi egyjátékos tartalmat biztosít a felhasználónak.</text:p>
        <text:p text:style-name="P28">A játék egy nyílt, egységes világban játszódik. A játékos az eddig felfedezett területek között szabadon mozoghat. Előfordulhat, hogy egyes területek nem érhetőek el azonnal a játékos számára, és csak a játék folyamán, később nyílnak meg.</text:p>
        <text:p text:style-name="P28">A játék harcrendszerére jellemző, hogy körökre osztott. A harcban részt vevő Ubimonok sebessége dönti el, hogy melyiknek érvényesül előbb a köre.</text:p>
        <text:p text:style-name="P28">Többjátékos módban lehetősége van a játékosoknak egymással kooperatív módon biztonságban tartani a játék világát, Ubimonokat cserélni egymás között, vagy akár saját Ubimonjaik erejét megmérettetni különböző arénákban.</text:p>
        <text:p text:style-name="P27">5.3. Egyéb szolgáltatások</text:p>
        <text:p text:style-name="P29"><text:span text:style-name="Bekezdés_20_alapbetűtípusa"><text:span text:style-name="T2">A különböző online funkciók eléréséhez szükség lehet egy felhasználói fiókra, ami Steames kiadás esetén a felhasználó Steam fiókja is lehet. A játékos mentett állásai feltölthetőek a Steam Cloud szolgáltatásba, hogy más számítógépen is ott folytathassa a játékot, ahol azt előzőleg félbehagyta. Ugyanez a funkció Android platformon Google-fiókba történő mentéssel valósulna meg.</text:span></text:span></text:p>
        <text:h text:style-name="P43" text:outline-level="1">6. Korlátozások</text:h>
        <text:p text:style-name="P30">6.1. Személyi számítógépek tekintetében</text:p>
        <text:p text:style-name="P31"><text:span text:style-name="Bekezdés_20_alapbetűtípusa"><text:span text:style-name="T2">Személyi számítógépeken a projekt által felhasznált LWJGL keretrendszert figyelembe véve az egyetlen fontosabb rendszerkövetelmény egy OpenGL API-t támogató grafikus kártya. Egyéb rendszerkövetelmény előre nem határozható meg pontosan. Ugyanakkor feltételezhető, hogy a keretrendszer alacsony erőforrásigényének köszönhetően a kész projekt bármilyen, az elmúlt legalább egy évtizedben készült x86 és ARM architektúrán futó számítógépen képes lesz futni, Windows, macOS és Linux alapú rendszereken egyaránt.</text:span></text:span></text:p>
        <text:p text:style-name="P29"><text:span text:style-name="Bekezdés_20_alapbetűtípusa"><text:span text:style-name="T3">6.2. Mobil platformok tekintetében</text:span></text:span></text:p>
        <text:p text:style-name="P29"><text:span text:style-name="Bekezdés_20_alapbetűtípusa"><text:span text:style-name="T2">Mobil platformokon egyéb szoftveres követelmények is vannak. Az LWJGL Android operációs rendszeren megköveteli a legalább 24-es API szintet, ami Android 7-el egyenlő.</text:span></text:span></text:p>
        <text:p text:style-name="P27">6.3. Egyéb korlátozások</text:p>
        <text:p text:style-name="P28">A játék futtatásának feltétele a végfelhasználói licencszerződés elfogadása.</text:p>
        <text:p text:style-name="P29"><text:span text:style-name="Bekezdés_20_alapbetűtípusa"><text:span text:style-name="T2">Az online funkciók használatba vételének feltétele a felhasználói feltételek és egy adatvédelmi nyilatkozat elfogadása. Az adatvédelmi nyilatkozatot el nem fogadó felhasználó nem csatlakozhat a program szervereihez, én nem tárolhatóak ott az adatai. Offline viszont továbbra is játszható marad a játék.</text:span></text:span></text:p>
        <text:h text:style-name="P43" text:outline-level="1"><text:soft-page-break/>7. Minőségi elvárások</text:h>
        <text:p text:style-name="P32">1. A csapat szempontjából a legfontosabb minőségi elvárás,hogy a játék a lehető legrövidebb időn belül a felhasználók/játékosok számára elérhető legyen a legkevesebb kockázati tényező kizárásával. A bugok és hibák a lehető legalacsonyabb százalékban forduljanak elő illetve a játékmenet zökkenőmentes legyen az esetlegesen előforduló és ki nem küszöbölt problémáktól.</text:p>
        <text:p text:style-name="P33">2. A játék elérhető legyen minél több felhasználó számára azaz optimalizációval minél <text:s/>szélesebb gép konfigurációra eljuttassuk így gyengébb hardverek is egyaránt gördülékenyen</text:p>
        <text:p text:style-name="P32">tudják futtatni programunkat.</text:p>
        <text:p text:style-name="P12"/>
        <text:h text:style-name="P43" text:outline-level="1">8. Dokumentációkkal kapcsolatos követelmények</text:h>
        <text:h text:style-name="P43" text:outline-level="1">9. Kockázat lista</text:h>
        <text:p text:style-name="P29"><text:span text:style-name="Bekezdés_20_alapbetűtípusa"><text:span text:style-name="T2">Jelenleg a legnagyobb akadálynak a projekt eddig még csak tervezési státuszban levő Android mobil operációs rendszerekre tervezett kiadása ígérkezik. Az LWJGL – habár lehetséges mobil platformra is készíteni vele játékot – asztali számítógépekre tervezett keretrendszer. A nehézséget főként az okozza, hogy Android platform-specifikus dokumentáció nem létezik, leszámítva néhány példaprojektet. Jelenleg eme probléma kiküszöbölésére még nincs megoldás a folyamatos tesztelésen kívül.</text:span></text:span></text:p>
        <text:p text:style-name="P29"><text:span text:style-name="Bekezdés_20_alapbetűtípusa"><text:span text:style-name="T2">Továbbá a játék többjátékos szolgáltatásainál figyelni kell arra, hogy megfelelő képességű szervereket használjunk, azok túlterhelésének elkerülése érdekében. Fennállhat túlterheléses támadás lehetősége is, tehát biztosítani kell a DDOS támadások elleni megfelelő védelmet.</text:span></text:span></text:p>
        <text:h text:style-name="P43" text:outline-level="1">10. Szótár</text:h>
        <text:p text:style-name="P34"><text:span text:style-name="Bekezdés_20_alapbetűtípusa"><text:span text:style-name="T7"><text:s/></text:span></text:span><text:span text:style-name="Bekezdés_20_alapbetűtípusa"><text:span text:style-name="T18">1. Bevezetés:</text:span></text:span></text:p>
        <text:p text:style-name="P35"><text:span text:style-name="Bekezdés_20_alapbetűtípusa"><text:span text:style-name="T20"><text:tab/> <text:s text:c="6"/></text:span></text:span><text:span text:style-name="Bekezdés_20_alapbetűtípusa"><text:span text:style-name="T14">-</text:span></text:span><text:span text:style-name="Bekezdés_20_alapbetűtípusa"><text:span text:style-name="T15">RPG(Role Playing Game):</text:span></text:span><text:span text:style-name="Bekezdés_20_alapbetűtípusa"><text:span text:style-name="T14">Másnéven Szerepjáték: A játék programok világában egy olyan</text:span></text:span></text:p>
        <text:p text:style-name="P38">műfajnak a megnevezése ahol egy általad létrehozott vagy előre meghatározott karakter bőrébe bújva egy adott szerepet játszol el ,adott világon és adott történet szálon keresztül.</text:p>
        <text:p text:style-name="Text_20_body"><text:span text:style-name="Bekezdés_20_alapbetűtípusa"><text:span text:style-name="T20"><text:tab/></text:span></text:span><text:span text:style-name="Bekezdés_20_alapbetűtípusa"><text:span text:style-name="T18">2.2 A probléma megfogalmazása:</text:span></text:span></text:p>
        <text:p text:style-name="P35"><text:span text:style-name="Bekezdés_20_alapbetűtípusa"><text:span text:style-name="T20"><text:tab/></text:span></text:span><text:span text:style-name="Bekezdés_20_alapbetűtípusa"><text:span text:style-name="T19"> <text:s text:c="6"/></text:span></text:span><text:span text:style-name="Bekezdés_20_alapbetűtípusa"><text:span text:style-name="T20">-</text:span></text:span><text:span text:style-name="Bekezdés_20_alapbetűtípusa"><text:span text:style-name="T2"> </text:span></text:span><text:span text:style-name="Bekezdés_20_alapbetűtípusa"><text:span text:style-name="T3">Open-world:</text:span></text:span><text:span text:style-name="Bekezdés_20_alapbetűtípusa"><text:span text:style-name="T2">Másnéven nyílt világú:A játékban a szabadon bejárhatóságot jelképezi.Nincs kötött</text:span></text:span></text:p>
        <text:p text:style-name="P2"><text:tab/><text:tab/><text:tab/> <text:s text:c="6"/>játék menet,kedved szerint derítheted fel a pályát.</text:p>
        <text:p text:style-name="P22"><text:span text:style-name="Bekezdés_20_alapbetűtípusa"><text:span text:style-name="T2"><text:tab/> <text:s text:c="7"/>-</text:span></text:span><text:span text:style-name="Bekezdés_20_alapbetűtípusa"><text:span text:style-name="T3">NPC:</text:span></text:span><text:span text:style-name="Bekezdés_20_alapbetűtípusa"><text:span text:style-name="T2">Másnéven nem játszható karakter:A játékban egy játékos által nem irányítható</text:span></text:span></text:p>
        <text:p text:style-name="P16"><text:s/><text:tab/> <text:s text:c="18"/>karakter <text:s/>amik támogatnak vagy cask szimpla kiegészítés a játék világához.</text:p>
        <text:p text:style-name="P15"/>
        <text:p text:style-name="Standard"><text:span text:style-name="Bekezdés_20_alapbetűtípusa"><text:span text:style-name="T2"><text:tab/></text:span></text:span><text:span text:style-name="Bekezdés_20_alapbetűtípusa"><text:span text:style-name="T8">2.3 Az elkészült termék helye:</text:span></text:span></text:p>
        <text:p text:style-name="P19"/>
        <text:p text:style-name="Standard"><text:span text:style-name="Bekezdés_20_alapbetűtípusa"><text:span text:style-name="T8"><text:tab/></text:span></text:span><text:span text:style-name="Bekezdés_20_alapbetűtípusa"><text:span text:style-name="T9"> <text:s text:c="6"/>-</text:span></text:span><text:span text:style-name="Bekezdés_20_alapbetűtípusa"><text:span text:style-name="T2"> </text:span></text:span><text:span text:style-name="Bekezdés_20_alapbetűtípusa"><text:span text:style-name="T3">exklúziv(„Nem konzol exklúziv”):</text:span></text:span><text:span text:style-name="Bekezdés_20_alapbetűtípusa"><text:span text:style-name="T2">Csak egy adott platformon(PC,PS,Nintendo) elérhető alkotás</text:span></text:span></text:p>
        <text:p text:style-name="Standard"><text:span text:style-name="Bekezdés_20_alapbetűtípusa"><text:span text:style-name="T2"><text:tab/><text:tab/><text:tab/>A mi játékunk nem fog rendelkezni ezzel a lehetőséggel.</text:span></text:span></text:p>
        <text:p text:style-name="P13"/>
        <text:p text:style-name="Text_20_body"><text:soft-page-break/><text:span text:style-name="Bekezdés_20_alapbetűtípusa"><text:span text:style-name="T2"><text:tab/></text:span></text:span><text:span text:style-name="Bekezdés_20_alapbetűtípusa"><text:span text:style-name="T8">4.1 A termék kapcsolatai:</text:span></text:span></text:p>
        <text:p text:style-name="P35"><text:span text:style-name="Bekezdés_20_alapbetűtípusa"><text:span text:style-name="T2"><text:tab/> <text:s text:c="6"/>-</text:span></text:span><text:span text:style-name="Bekezdés_20_alapbetűtípusa"><text:span text:style-name="T3">RGB slider:</text:span></text:span><text:span text:style-name="Bekezdés_20_alapbetűtípusa"><text:span text:style-name="T2"> Másnéven RGB(Red,Green,Blue) színskála: Egy olyan skála amelyen a</text:span></text:span></text:p>
        <text:p text:style-name="P39"><text:s text:c="4"/>a piros zöld kék színek minden árnyalatát kiválaszthatod ezáltal egyedi szín <text:s/></text:p>
        <text:p text:style-name="P40"><text:s text:c="4"/>összeállításban hozhatsz létre különböző dolgokat.</text:p>
        <text:p text:style-name="P35"><text:span text:style-name="Bekezdés_20_alapbetűtípusa"><text:span text:style-name="T2"><text:tab/> <text:s text:c="6"/>-</text:span></text:span><text:span text:style-name="Bekezdés_20_alapbetűtípusa"><text:span text:style-name="T3">HP(Health Point):</text:span></text:span><text:span text:style-name="Bekezdés_20_alapbetűtípusa"><text:span text:style-name="T2">Másnéven Élet pont:A játékban a szörnyed élet pontját jelző piros színű</text:span></text:span></text:p>
        <text:p text:style-name="P2"><text:tab/><text:tab/><text:tab/><text:tab/>csík <text:s text:c="32"/></text:p>
        <text:p text:style-name="P35"><text:span text:style-name="Bekezdés_20_alapbetűtípusa"><text:span text:style-name="T14"><text:line-break/><text:tab/> <text:s text:c="7"/>-</text:span></text:span><text:span text:style-name="Bekezdés_20_alapbetűtípusa"><text:span text:style-name="T3">Attack damage ,defense,specialattack damage,special defense,speed:</text:span></text:span></text:p>
        <text:p text:style-name="P41"><text:span text:style-name="Bekezdés_20_alapbetűtípusa"><text:span text:style-name="T2">Másnéven támadó érték,védekezés,spec. támadó</text:span></text:span><text:span text:style-name="Bekezdés_20_alapbetűtípusa"><text:span text:style-name="T14"> </text:span></text:span><text:span text:style-name="Bekezdés_20_alapbetűtípusa"><text:span text:style-name="T2">érték, spec. védekezés,sebesség: A szörnyekkel kapcsolatos értékek melyet a rendszer</text:span></text:span><text:span text:style-name="Bekezdés_20_alapbetűtípusa"><text:span text:style-name="T14"> </text:span></text:span><text:span text:style-name="Bekezdés_20_alapbetűtípusa"><text:span text:style-name="T2">eltárol minden szörnyről.</text:span></text:span></text:p>
        <text:p text:style-name="P16"><text:tab/></text:p>
        <text:p text:style-name="P22"><text:span text:style-name="Bekezdés_20_alapbetűtípusa"><text:span text:style-name="T2"><text:tab/> <text:s text:c="6"/>-</text:span></text:span><text:span text:style-name="Bekezdés_20_alapbetűtípusa"><text:span text:style-name="T3">Event(In-game event):</text:span></text:span><text:span text:style-name="Bekezdés_20_alapbetűtípusa"><text:span text:style-name="T2">Másnéven Esemény:A játékban történő különleges események </text:span></text:span></text:p>
        <text:p text:style-name="P16"><text:s text:c="60"/>megnevezése.</text:p>
        <text:p text:style-name="P16"><text:tab/><text:tab/></text:p>
        <text:p text:style-name="P22"><text:span text:style-name="Bekezdés_20_alapbetűtípusa"><text:span text:style-name="T2"><text:tab/> <text:s text:c="6"/>-</text:span></text:span><text:span text:style-name="Bekezdés_20_alapbetűtípusa"><text:span text:style-name="T3">Tile:</text:span></text:span><text:span text:style-name="Bekezdés_20_alapbetűtípusa"><text:span text:style-name="T2">A játékban az a terület melyen az NPC-k haladnak.Képzelj el egy előre megadott kockát amin</text:span></text:span></text:p>
        <text:p text:style-name="P22"><text:span text:style-name="Bekezdés_20_alapbetűtípusa"><text:span text:style-name="T2"><text:tab/><text:tab/> <text:s text:c="2"/>belul négyzetre osztjuk a területet és ezekre a négyzetekre hivatkozva mozgatjuk a karaktert.</text:span></text:span></text:p>
        <text:p text:style-name="P20"><text:tab/><text:tab/><text:tab/></text:p>
        <text:p text:style-name="P23"><text:span text:style-name="Bekezdés_20_alapbetűtípusa"><text:span text:style-name="T10"><text:tab/> <text:s text:c="5"/>-</text:span></text:span><text:span text:style-name="Bekezdés_20_alapbetűtípusa"><text:span text:style-name="T11">Spawn/Despawn:</text:span></text:span><text:span text:style-name="Bekezdés_20_alapbetűtípusa"><text:span text:style-name="T10">Másnével megjelenés/eltűnés:A játékban adott NPC-k előre beállított</text:span></text:span></text:p>
        <text:p text:style-name="P21"><text:tab/><text:tab/><text:tab/><text:tab/> megjelenését és eltűnését jelenti.</text:p>
        <text:p text:style-name="P21"><text:s/></text:p>
        <text:p text:style-name="P23"><text:span text:style-name="Bekezdés_20_alapbetűtípusa"><text:span text:style-name="T10"><text:tab/> <text:s text:c="5"/>-</text:span></text:span><text:span text:style-name="Bekezdés_20_alapbetűtípusa"><text:span text:style-name="T3">UI:</text:span></text:span><text:span text:style-name="Bekezdés_20_alapbetűtípusa"><text:span text:style-name="T2">Másnéven felhasználói felület: A játék ezen keresztül kommunikál a játékossal a felhasználó</text:span></text:span></text:p>
        <text:p text:style-name="P23"><text:span text:style-name="Bekezdés_20_alapbetűtípusa"><text:span text:style-name="T2"><text:tab/> <text:s text:c="13"/>ezen keresztül irányíthatja és adhatja ki a parancsokat és utasításait a programnak.</text:span></text:span></text:p>
        <text:p text:style-name="P3"><text:tab/></text:p>
        <text:p text:style-name="P36"><text:span text:style-name="Bekezdés_20_alapbetűtípusa"><text:span text:style-name="T2"><text:s text:c="20"/>-</text:span></text:span><text:span text:style-name="Bekezdés_20_alapbetűtípusa"><text:span text:style-name="T3">Turn based:</text:span></text:span><text:span text:style-name="Bekezdés_20_alapbetűtípusa"><text:span text:style-name="T2">Másnéven körökre osztott: A játék harcrendszerének típusát írja le azaz egy körökre</text:span></text:span></text:p>
        <text:p text:style-name="P3"><text:tab/><text:tab/>osztott stratégia harcrendszert valósít meg.</text:p>
        <text:p text:style-name="P14"><text:span text:style-name="Bekezdés_20_alapbetűtípusa"><text:span text:style-name="T2"><text:s text:c="20"/>-</text:span></text:span><text:span text:style-name="Bekezdés_20_alapbetűtípusa"><text:span text:style-name="T3">Co-op:</text:span></text:span><text:span text:style-name="Bekezdés_20_alapbetűtípusa"><text:span text:style-name="T2">A játékban a többjátékos mód lehetősége.</text:span></text:span></text:p>
        <text:p text:style-name="P36"><text:span text:style-name="Bekezdés_20_alapbetűtípusa"><text:span text:style-name="T2"><text:s text:c="20"/>-</text:span></text:span><text:span text:style-name="Bekezdés_20_alapbetűtípusa"><text:span text:style-name="T3">Input:</text:span></text:span><text:span text:style-name="Bekezdés_20_alapbetűtípusa"><text:span text:style-name="T2">a billentyűzetről vagy egérről beolvasott jelet Inputnak másnévek bevitelnek nevezzük.</text:span></text:span></text:p>
        <text:p text:style-name="P3"><text:tab/> A játékot ezekre a bevitelekre reagálva irányítjuk majd.</text:p>
        <text:p text:style-name="P3"><text:tab/></text:p>
        <text:p text:style-name="P9"><text:s text:c="10"/>5.3 Egyéb szolgáltatások:</text:p>
        <text:p text:style-name="P14"><text:span text:style-name="Bekezdés_20_alapbetűtípusa"><text:span text:style-name="T8"><text:s text:c="13"/></text:span></text:span><text:span text:style-name="Bekezdés_20_alapbetűtípusa"><text:span text:style-name="T9"><text:s text:c="3"/></text:span></text:span><text:span text:style-name="Bekezdés_20_alapbetűtípusa"><text:span text:style-name="T8"><text:s/></text:span></text:span><text:span text:style-name="Bekezdés_20_alapbetűtípusa"><text:span text:style-name="T9">-</text:span></text:span><text:span text:style-name="Bekezdés_20_alapbetűtípusa"><text:span text:style-name="T3">Steam Cloud:</text:span></text:span><text:span text:style-name="Bekezdés_20_alapbetűtípusa"><text:span text:style-name="T2">A Steam felhő alapú tárolója melyben a játék adatai fognak eltárolódni.</text:span></text:span></text:p>
        <text:p text:style-name="P3"/>
        <text:p text:style-name="P9"><text:s text:c="10"/>6.3 Egyéb korlátozások:</text:p>
        <text:p text:style-name="P14"><text:span text:style-name="Bekezdés_20_alapbetűtípusa"><text:span text:style-name="T2"><text:s text:c="20"/>-</text:span></text:span><text:span text:style-name="Bekezdés_20_alapbetűtípusa"><text:span text:style-name="T3">Offline:</text:span></text:span><text:span text:style-name="Bekezdés_20_alapbetűtípusa"><text:span text:style-name="T2">Internet csatlakozás nélküli elérhetőség.A játék internet csatlakozás nélkül is játszható.</text:span></text:span></text:p>
        <text:p text:style-name="P3"/>
        <text:p text:style-name="P42"><text:s/>7. Minőségi elvárások:</text:p>
        <text:p text:style-name="P36"><text:span text:style-name="Bekezdés_20_alapbetűtípusa"><text:span text:style-name="T2"><text:s text:c="20"/>-</text:span></text:span><text:span text:style-name="Bekezdés_20_alapbetűtípusa"><text:span text:style-name="T3">Bug:</text:span></text:span><text:span text:style-name="Bekezdés_20_alapbetűtípusa"><text:span text:style-name="T12"> </text:span></text:span><text:span text:style-name="Bekezdés_20_alapbetűtípusa"><text:span text:style-name="T13">A játékban előforduló, elkészítés és kiadás után felmerülő apróbb problémák.</text:span></text:span></text:p>
        <text:p text:style-name="P37"><text:soft-page-break/><text:s text:c="31"/>A fejesztők figyelmét elkerülő hibák, amely a tesztelés és a huzamosabb ideig tartó</text:p>
        <text:p text:style-name="P37"><text:s text:c="31"/>használat során derül ki.</text:p>
        <text:p text:style-name="P14"><text:span text:style-name="Bekezdés_20_alapbetűtípusa"><text:span text:style-name="T8"><text:s text:c="12"/>9 Korlátozások:</text:span></text:span></text:p>
        <text:p text:style-name="P36"><text:span text:style-name="Bekezdés_20_alapbetűtípusa"><text:span text:style-name="T2"><text:s text:c="20"/>- </text:span></text:span><text:span text:style-name="Bekezdés_20_alapbetűtípusa"><text:span text:style-name="T3">DDOS támadás:</text:span></text:span><text:span text:style-name="Bekezdés_20_alapbetűtípusa"><text:span text:style-name="T2"> Olyan rendszer ellen irányuló terheléses támadás melynek célja a szolgáltatás </text:span></text:span></text:p>
        <text:p text:style-name="P14"><text:span text:style-name="Bekezdés_20_alapbetűtípusa"><text:span text:style-name="T2"><text:tab/><text:tab/><text:tab/>elérhetetlenségének teljesítése.</text:span></text:span></text:p>
        <text:p text:style-name="P11"><text:line-break/></text:p>
        <text:p text:style-name="P15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Whitney" svg:font-family="Whitney, 'Helvetica Neue', Helvetica, Arial, sans-serif"/>
    <style:font-face style:name="Arial" svg:font-family="Arial, sans-serif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imbus Roman" svg:font-family="'Nimbus Roman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Címsor_20_1" style:display-name="Címsor 1" style:family="paragraph" style:parent-style-name="Heading" style:next-style-name="Text_20_body" style:default-outline-level="1">
      <style:paragraph-properties fo:hyphenation-ladder-count="no-limit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Liberation Serif" style:font-family-complex="'Liberation Serif'" style:font-family-generic-complex="roman" style:font-pitch-complex="variable" style:font-size-complex="24pt" style:font-weight-complex="bold" fo:hyphenate="false" loext:hyphenation-no-caps="false"/>
    </style:style>
    <style:style style:name="Címsor_20_2" style:display-name="Címsor 2" style:family="paragraph" style:parent-style-name="Heading" style:next-style-name="Text_20_body" style:default-outline-level="2">
      <style:paragraph-properties fo:margin-top="0.139in" fo:margin-bottom="0in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/>
    </style:style>
    <style:style style:name="Címsor_20_3" style:display-name="Címsor 3" style:family="paragraph" style:parent-style-name="Heading" style:next-style-name="Text_20_body" style:default-outline-level="3">
      <style:paragraph-properties fo:margin-top="0.0972in" fo:margin-bottom="0in" style:contextual-spacing="false" fo:hyphenation-ladder-count="no-limit"/>
      <style:text-properties fo:font-weight="bold" style:font-weight-asian="bold" style:font-weight-complex="bold" fo:hyphenate="false" loext:hyphenation-no-caps="false"/>
    </style:style>
    <style:style style:name="Normá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a" style:family="paragraph" style:parent-style-name="Text_20_body">
      <style:paragraph-properties fo:hyphenation-ladder-count="no-limit"/>
      <style:text-properties fo:hyphenate="false" loext:hyphenation-no-caps="false"/>
    </style:style>
    <style:style style:name="Képaláírás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/>
    </style:style>
    <style:style style:name="Bekezdés_20_alapbetűtípusa" style:display-name="Bekezdés alapbetűtípusa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fo:color="#000000" loext:opacity="100%" style:font-name="Times New Roman" fo:font-family="'Times New Roman'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title/>
    <meta:initial-creator>Gábor</meta:initial-creator>
    <meta:creation-date>2021-10-07T19:44:00Z</meta:creation-date>
    <dc:date>2021-10-12T16:24:43.856361760</dc:date>
    <meta:editing-cycles>13</meta:editing-cycles>
    <meta:editing-duration>PT55M54S</meta:editing-duration>
    <meta:document-statistic meta:table-count="3" meta:image-count="0" meta:object-count="0" meta:page-count="9" meta:paragraph-count="212" meta:word-count="2012" meta:character-count="16083" meta:non-whitespace-character-count="13689"/>
    <meta:template xlink:type="simple" xlink:actuate="onRequest" xlink:title="" xlink:href="Normal"/>
  </office:meta>
</office:document-meta>
</file>